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guien me dijo que su nombre era Gonzalo. Solo lo vi dos veces. La segunda, encogido en una esquina del mercado, con su mano estirada, a la espera de una limosna improbable. La primera fue en su hogar, una esquina insignificante, en las afueras de la ciudad, donde perduraba el último farol con bombillo y luz. Dicen que al amanecer escalaba el farol y rescataba el bombillo. Llegaba siempre en la tarde para colocarlo en su lugar y vigilar a los transeúntes, a los borrachos y los niños.</text:p>
      <text:p text:style-name="P1">Cuando lo vi, acurrucado bajo el farol, alerta y despierto. Fui a hablar con él. Normalmente no me interesan los mendigos, pero este no era un hombre hundido en el fracaso, sino un iluso ejerciendo una fantasía, con todas sus fuerzas.</text:p>
      <text:p text:style-name="P1">Al principio se levantó y me amenazó con su palo, cuyo extremo lo erizaban cuatro clavos con las puntas hacia afuera. Fui paciente, hasta que descartó mi presencia. </text:p>
      <text:p text:style-name="P1">Lo interrogué, como quién le hace preguntas a un niño pequeño. Es posible que él estuviera acostumbrado a ese trato, pues me devolvió las preguntas con respuestas cortas y precisas. Durante cinco años había estado ejerciendo su vigilia. Desde el día que descubrió el farol, luego de desandar los callejones nocturnos y bulliciosos de la ciudad. Comprendió que, si bien en ese momento este no era el último vestigio del alumbrado público, era parte parte de su conclusión. Aquella noche unos muchachos trataron de romperlo con piedras, él los atacó y resolvió defender esta reliquia del civismo de la ciuda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21T15:41:46.49</meta:creation-date>
    <dc:date>2011-10-26T18:01:24</dc:date>
    <meta:editing-duration>PT4H9M13S</meta:editing-duration>
    <meta:editing-cycles>4</meta:editing-cycles>
    <meta:generator>LibreOffice/3.4$Linux LibreOffice_project/340m1$Build-302</meta:generator>
    <meta:document-statistic meta:table-count="0" meta:image-count="0" meta:object-count="0" meta:page-count="1" meta:paragraph-count="4" meta:word-count="257" meta:character-count="1495" meta:non-whitespace-character-count="1241"/>
    <dc:creator>Miguel Iglesias</dc:creator>
  </office:meta>
</office:document-meta>
</file>